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D000002B2278894376C780492.png" manifest:media-type="image/png"/>
  <manifest:file-entry manifest:full-path="Pictures/100002010000049A000002AD1B368610EC207528.png" manifest:media-type="image/png"/>
  <manifest:file-entry manifest:full-path="Pictures/100002010000051B0000029D1D5B1293EAD234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88d" officeooo:paragraph-rsid="0011688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nayak</text:p>
      <text:p text:style-name="P1"/>
      <text:p text:style-name="P1"><draw:frame draw:style-name="fr2" draw:name="Image1" text:anchor-type="char" svg:width="17cm" svg:height="8.701cm" draw:z-index="0"><draw:image xlink:href="Pictures/100002010000051B0000029D1D5B1293EAD234EC.png" xlink:type="simple" xlink:show="embed" xlink:actuate="onLoad" loext:mime-type="image/png"/></draw:frame></text:p>
      <text:p text:style-name="P1"><draw:frame draw:style-name="fr2" draw:name="Image2" text:anchor-type="char" svg:width="17cm" svg:height="9.885cm" draw:z-index="1"><draw:image xlink:href="Pictures/100002010000049A000002AD1B368610EC20752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3" text:anchor-type="char" svg:width="17cm" svg:height="9.185cm" draw:z-index="2"><draw:image xlink:href="Pictures/10000201000004FD000002B2278894376C78049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5:29:23.211520055</meta:creation-date>
    <dc:date>2022-06-28T15:30:27.800650469</dc:date>
    <meta:editing-duration>PT1M4S</meta:editing-duration>
    <meta:editing-cycles>1</meta:editing-cycles>
    <meta:document-statistic meta:table-count="0" meta:image-count="3" meta:object-count="0" meta:page-count="2" meta:paragraph-count="1" meta:word-count="1" meta:character-count="7" meta:non-whitespace-character-count="7"/>
    <meta:generator>LibreOffice/6.4.7.2$Linux_X86_64 LibreOffice_project/40$Build-2</meta:generator>
  </office:meta>
</office:document-meta>
</file>